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2000002C82EA39DCE08CBA5D0.png" manifest:media-type="image/png"/>
  <manifest:file-entry manifest:full-path="Pictures/1000020100000370000002C8497AE44019B7F6A9.png" manifest:media-type="image/png"/>
  <manifest:file-entry manifest:full-path="Pictures/1000020100000370000002C89155D1DBD63BC0B8.png" manifest:media-type="image/png"/>
  <manifest:file-entry manifest:full-path="Pictures/10000201000003D4000002C8839921E5EC585954.png" manifest:media-type="image/png"/>
  <manifest:file-entry manifest:full-path="Pictures/1000020100000395000002C8F3C245EBC32D8915.png" manifest:media-type="image/png"/>
  <manifest:file-entry manifest:full-path="Pictures/1000020100000370000002C8FF6A0E437868F838.png" manifest:media-type="image/png"/>
  <manifest:file-entry manifest:full-path="Pictures/1000020100000375000002C8DAE4E9BE8F88E98A.png" manifest:media-type="image/png"/>
  <manifest:file-entry manifest:full-path="Pictures/10000201000006610000048ED59AFBE6FC7CEE51.png" manifest:media-type="image/png"/>
  <manifest:file-entry manifest:full-path="Pictures/1000020100000370000002C8FD4A8AD0382DCD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ae59" officeooo:paragraph-rsid="000eae59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18pt" officeooo:rsid="000eae59" officeooo:paragraph-rsid="000eae59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</text:p>
      <text:p text:style-name="P1"><draw:frame draw:style-name="fr1" draw:name="Image1" text:anchor-type="paragraph" svg:x="0.034cm" svg:y="1.173cm" svg:width="16.221cm" svg:height="12.594cm" draw:z-index="0"><draw:image xlink:href="Pictures/1000020100000395000002C8F3C245EBC32D8915.png" xlink:type="simple" xlink:show="embed" xlink:actuate="onLoad"/></draw:frame>TANG YUKE</text:p>
      <text:p text:style-name="P1"/>
      <text:p text:style-name="P1"><draw:frame draw:style-name="fr1" draw:name="Image4" text:anchor-type="paragraph" svg:x="0.28cm" svg:y="0.337cm" svg:width="15.649cm" svg:height="12.659cm" draw:z-index="8"><draw:image xlink:href="Pictures/1000020100000370000002C8FF6A0E437868F838.png" xlink:type="simple" xlink:show="embed" xlink:actuate="onLoad"/></draw:frame></text:p>
      <text:p text:style-name="P2"><draw:frame draw:style-name="fr1" draw:name="Image7" text:anchor-type="paragraph" svg:x="0.263cm" svg:y="13.854cm" svg:width="17cm" svg:height="13.675cm" draw:z-index="5"><draw:image xlink:href="Pictures/1000020100000375000002C8DAE4E9BE8F88E98A.png" xlink:type="simple" xlink:show="embed" xlink:actuate="onLoad"/></draw:frame><draw:frame draw:style-name="fr1" draw:name="Image6" text:anchor-type="paragraph" svg:x="0.263cm" svg:y="0.102cm" svg:width="17cm" svg:height="13.753cm" draw:z-index="4"><draw:image xlink:href="Pictures/1000020100000370000002C8FD4A8AD0382DCD88.png" xlink:type="simple" xlink:show="embed" xlink:actuate="onLoad"/></draw:frame></text:p>
      <text:p text:style-name="P2"><draw:frame draw:style-name="fr1" draw:name="Image5" text:anchor-type="paragraph" svg:x="-0.064cm" svg:y="0.392cm" svg:width="17cm" svg:height="13.753cm" draw:z-index="3"><draw:image xlink:href="Pictures/1000020100000370000002C8497AE44019B7F6A9.png" xlink:type="simple" xlink:show="embed" xlink:actuate="onLoad"/></draw:frame><draw:frame draw:style-name="fr1" draw:name="Image3" text:anchor-type="paragraph" svg:x="-0.064cm" svg:y="14.011cm" svg:width="17cm" svg:height="12.349cm" draw:z-index="2"><draw:image xlink:href="Pictures/10000201000003D4000002C8839921E5EC585954.png" xlink:type="simple" xlink:show="embed" xlink:actuate="onLoad"/></draw:frame></text:p>
      <text:p text:style-name="P2"><draw:frame draw:style-name="fr1" draw:name="Image2" text:anchor-type="paragraph" svg:x="0.49cm" svg:y="0.055cm" svg:width="17cm" svg:height="13.753cm" draw:z-index="1"><draw:image xlink:href="Pictures/1000020100000370000002C89155D1DBD63BC0B8.png" xlink:type="simple" xlink:show="embed" xlink:actuate="onLoad"/></draw:frame><draw:frame draw:style-name="fr1" draw:name="Image8" text:anchor-type="paragraph" svg:x="0.49cm" svg:y="13.43cm" svg:width="17cm" svg:height="13.723cm" draw:z-index="6"><draw:image xlink:href="Pictures/1000020100000372000002C82EA39DCE08CBA5D0.png" xlink:type="simple" xlink:show="embed" xlink:actuate="onLoad"/></draw:frame></text:p>
      <text:p text:style-name="P2"><draw:frame draw:style-name="fr1" draw:name="Image10" text:anchor-type="paragraph" svg:x="-1.58cm" svg:y="-0.847cm" svg:width="20.581cm" svg:height="14.693cm" draw:z-index="7"><draw:image xlink:href="Pictures/10000201000006610000048ED59AFBE6FC7CEE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32:52.450283000</meta:creation-date>
    <dc:date>2017-12-06T12:02:57.939209258</dc:date>
    <meta:editing-duration>PT9M5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5" meta:paragraph-count="2" meta:word-count="3" meta:character-count="16" meta:non-whitespace-character-count="15"/>
  </office:meta>
</office:document-meta>
</file>